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eeeeee" fo:padding="0.097cm" fo:border="non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eeeeee" fo:padding="0.097cm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Arial" fo:font-size="12pt" fo:font-weight="normal" officeooo:rsid="0003cd91" officeooo:paragraph-rsid="000a70b8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normal" officeooo:rsid="0003cd91" officeooo:paragraph-rsid="0003cd91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normal" officeooo:rsid="0003cd91" officeooo:paragraph-rsid="0003cd91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8pt" fo:font-weight="normal" officeooo:rsid="0013ecb3" officeooo:paragraph-rsid="0013ecb3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bold" officeooo:rsid="001537ac" officeooo:paragraph-rsid="001537ac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bold" officeooo:rsid="0015d8a5" officeooo:paragraph-rsid="0015d8a5" style:font-size-asian="12pt" style:font-weight-asian="bold" style:font-size-complex="12pt" style:font-weight-complex="bold"/>
    </style:style>
    <style:style style:name="T1" style:family="text">
      <style:text-properties officeooo:rsid="0007d620"/>
    </style:style>
    <style:style style:name="T2" style:family="text">
      <style:text-properties officeooo:rsid="000b7995"/>
    </style:style>
    <style:style style:name="T3" style:family="text">
      <style:text-properties officeooo:rsid="000d4620"/>
    </style:style>
    <style:style style:name="T4" style:family="text">
      <style:text-properties officeooo:rsid="000e166e"/>
    </style:style>
    <style:style style:name="T5" style:family="text">
      <style:text-properties officeooo:rsid="0015d8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">CAHIER DES CHARGES</text:p>
          </table:table-cell>
        </table:table-row>
      </table:table>
      <text:p text:style-name="P3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5">ÉTAPE 1</text:p>
            <text:p text:style-name="P1">- <text:span text:style-name="T5">Réaliser une maquette</text:span></text:p>
            <text:p text:style-name="P1"/>
            <text:p text:style-name="P5">ÉTAPE 2</text:p>
            <text:p text:style-name="P1">- <text:span text:style-name="T5">Réaliser La page HTML</text:span></text:p>
            <text:p text:style-name="P1"/>
            <text:p text:style-name="P5">ÉTAPE 3</text:p>
            <text:p text:style-name="P1">- </text:p>
          </table:table-cell>
        </table:table-row>
        <table:table-row>
          <table:table-cell table:style-name="Tableau2.A1" office:value-type="string">
            <text:p text:style-name="P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0:07:38.372000000</meta:creation-date>
    <dc:date>2017-01-18T10:34:01.622000000</dc:date>
    <meta:editing-duration>PT17M57S</meta:editing-duration>
    <meta:editing-cycles>13</meta:editing-cycles>
    <meta:generator>LibreOffice/5.1.6.2$Windows_x86 LibreOffice_project/07ac168c60a517dba0f0d7bc7540f5afa45f0909</meta:generator>
    <meta:document-statistic meta:table-count="2" meta:image-count="0" meta:object-count="0" meta:page-count="1" meta:paragraph-count="7" meta:word-count="19" meta:character-count="87" meta:non-whitespace-character-count="74"/>
  </office:meta>
</office:document-meta>
</file>